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32pt" officeooo:rsid="001c41a9" officeooo:paragraph-rsid="001c41a9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LOLO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4T14:33:43.352584042</meta:creation-date>
    <dc:date>2022-12-24T14:34:27.963465303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